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Verdana1" svg:font-family="Verdana"/>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style:text-underline-style="none" fo:font-weight="normal" style:font-weight-asian="normal" style:font-weight-complex="normal"/>
    </style:style>
    <style:style style:name="P2" style:family="paragraph" style:parent-style-name="Standard">
      <style:text-properties fo:color="#000000" style:font-name="Verdana1" style:text-underline-style="none" fo:font-weight="normal" style:font-weight-asian="normal"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color="#800080" style:font-name="Verdana1" fo:font-size="14pt"/>
    </style:style>
    <style:style style:name="T5" style:family="text">
      <style:text-properties fo:color="#800080" style:font-name="Verdana1" fo:font-size="14pt" style:text-underline-style="solid" style:text-underline-width="auto" style:text-underline-color="font-color"/>
    </style:style>
    <style:style style:name="T6" style:family="text">
      <style:text-properties fo:color="#800080" style:font-name="Verdana1" fo:font-size="14pt" style:text-underline-style="solid" style:text-underline-width="auto" style:text-underline-color="font-color" fo:font-weight="bold"/>
    </style:style>
    <style:style style:name="T7" style:family="text">
      <style:text-properties style:font-name="Verdana1" fo:font-size="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atmeal Muffins<text:line-break/><text:line-break/>1 ½ cups whole wheat pastry flour<text:line-break/>1 cup quick cooking oats<text:line-break/>1 t. baking soda<text:line-break/>1 t. baking powder<text:line-break/>½ t. salt<text:line-break/>1 cup soured milk or buttermilk<text:line-break/>¼ cup honey<text:line-break/>1 egg<text:line-break/><text:line-break/>Mix dry ingredients together and set aside. Mix the milk, honey and egg together. Add this to the dry ingredients and mix well. You can also use a stand up type mixer or Bosch mixer to make these. In this case I just put everything in the bowl at the same time and mix. Spoon batter between muffin tins. This will make 10 to 12 muffins. Bake at 350 for about 18 to 20 minut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Verdana1" svg:font-family="Verdana"/>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Verdana"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Verdana" style:font-name-complex="Mangal1"/>
    </style:style>
    <style:style style:name="Caption" style:family="paragraph" style:parent-style-name="Standard" style:class="extra">
      <style:paragraph-properties fo:margin-top="0.0835in" fo:margin-bottom="0.0835in" text:number-lines="false" text:line-number="0"/>
      <style:text-properties style:font-name="Verdana"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Verdana"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rystal Miller</meta:initial-creator>
    <meta:creation-date>2017-05-05T18:37:58.07</meta:creation-date>
    <dc:date>2017-05-05T18:40:18.51</dc:date>
    <dc:creator>Crystal Miller</dc:creator>
    <meta:editing-duration>PT1M18S</meta:editing-duration>
    <meta:editing-cycles>1</meta:editing-cycles>
    <meta:generator>OpenOffice/4.1.1$Win32 OpenOffice.org_project/411m6$Build-9775</meta:generator>
    <meta:document-statistic meta:table-count="0" meta:image-count="0" meta:object-count="0" meta:page-count="1" meta:paragraph-count="1" meta:word-count="111" meta:character-count="549"/>
  </office:meta>
</office:document-meta>
</file>